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Hatching_20_2" draw:fill-hatch-solid="false" draw:textarea-horizontal-align="justify" draw:textarea-vertical-align="middle" draw:auto-grow-height="false" fo:min-height="7.243cm" fo:min-width="8.51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3faf46" draw:fill-color="#3faf4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878cm" fo:min-width="0.177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svg:stroke-color="#000000" draw:marker-end="Arrow_20_concave" draw:marker-end-width="0.152cm" draw:fill="none" draw:textarea-vertical-align="middle"/>
    </style:style>
    <style:style style:name="P1" style:family="paragraph">
      <loext:graphic-properties draw:fill="hatch" draw:fill-hatch-name="Hatching_20_2" draw:fill-hatch-solid="fals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style:font-name="FreeSerif" fo:font-size="14pt"/>
    </style:style>
    <style:style style:name="P8" style:family="paragraph">
      <loext:graphic-properties draw:fill="none" draw:fill-color="#ffffff"/>
      <style:paragraph-properties fo:text-align="center"/>
      <style:text-properties style:font-name="FreeSerif" fo:font-size="14pt"/>
    </style:style>
    <style:style style:name="P9" style:family="paragraph">
      <style:paragraph-properties fo:text-align="center"/>
      <style:text-properties fo:color="#ff0000" style:font-name="FreeSerif" fo:font-size="12pt"/>
    </style:style>
    <style:style style:name="P10" style:family="paragraph">
      <loext:graphic-properties draw:fill="none" draw:fill-color="#ffffff"/>
      <style:paragraph-properties fo:text-align="center"/>
      <style:text-properties fo:color="#ff0000" style:font-name="FreeSerif" fo:font-size="12pt"/>
    </style:style>
    <style:style style:name="P11" style:family="paragraph">
      <style:paragraph-properties fo:text-align="center"/>
      <style:text-properties fo:color="#3faf46" style:font-name="FreeSerif" fo:font-size="12pt"/>
    </style:style>
    <style:style style:name="P12" style:family="paragraph">
      <loext:graphic-properties draw:fill="none" draw:fill-color="#ffffff"/>
      <style:paragraph-properties fo:text-align="center"/>
      <style:text-properties fo:color="#3faf46" style:font-name="FreeSeri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7.493cm" svg:x="0.327cm" svg:y="1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4cm" svg:height="0.254cm" svg:x="0.962cm" svg:y="1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27cm" svg:y="1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86cm" svg:y="1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1cm" svg:y="1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1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cm" svg:y="1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95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1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59cm" svg:y="1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cm" svg:y="1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63cm" svg:y="2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28cm" svg:y="2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87cm" svg:y="2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2cm" svg:y="2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1cm" svg:y="2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96cm" svg:y="2.5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6cm" svg:y="2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1cm" svg:y="2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64cm" svg:y="3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29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88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2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9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2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65cm" svg:y="4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3cm" svg:y="4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89cm" svg:y="4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4cm" svg:y="4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3cm" svg:y="4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98cm" svg:y="4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62cm" svg:y="4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3cm" svg:y="4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66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31cm" svg:y="4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9cm" svg:y="4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5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4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299cm" svg:y="4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63cm" svg:y="4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4cm" svg:y="4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67cm" svg:y="5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32cm" svg:y="5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91cm" svg:y="5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6cm" svg:y="5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5cm" svg:y="5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3cm" svg:y="5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64cm" svg:y="5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5cm" svg:y="5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68cm" svg:y="6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33cm" svg:y="6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92cm" svg:y="6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7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6cm" svg:y="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301cm" svg:y="6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65cm" svg:y="6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6cm" svg:y="6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69cm" svg:y="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34cm" svg:y="7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93cm" svg:y="7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8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7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302cm" svg:y="7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66cm" svg:y="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7cm" svg:y="7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0.97cm" svg:y="7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.735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.494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3.259cm" svg:y="7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5.538cm" svg:y="7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6.303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67cm" svg:y="7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828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7.05cm" svg:y="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517cm" svg:y1="0.048cm" svg:x2="4.517cm" svg:y2="9.632cm">
          <text:p/>
        </draw:line>
        <draw:custom-shape draw:style-name="gr6" draw:text-style-name="P6" draw:layer="layout" svg:width="0.677cm" svg:height="8.128cm" svg:x="8.699cm" svg:y="0.97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48cm" svg:height="0.889cm" svg:x="1.248cm" svg:y="0.127cm">
          <draw:text-box>
            <text:p text:style-name="P7">Bloque A</text:p>
          </draw:text-box>
        </draw:frame>
        <draw:frame draw:style-name="gr7" draw:text-style-name="P8" draw:layer="layout" svg:width="3.048cm" svg:height="0.889cm" svg:x="4.748cm" svg:y="0.128cm">
          <draw:text-box>
            <text:p text:style-name="P7">Bloque B</text:p>
          </draw:text-box>
        </draw:frame>
        <draw:custom-shape draw:style-name="gr3" draw:text-style-name="P3" draw:layer="layout" svg:width="0.254cm" svg:height="0.254cm" svg:x="4.01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3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4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5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7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01cm" svg:y="7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4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5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7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775cm" svg:y="7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3.048cm" svg:height="1.523cm" svg:x="1.048cm" svg:y="8.928cm">
          <draw:text-box>
            <text:p text:style-name="P9">Nodos fantasma para el bloque B</text:p>
          </draw:text-box>
        </draw:frame>
        <draw:frame draw:style-name="gr7" draw:text-style-name="P12" draw:layer="layout" svg:width="3.048cm" svg:height="1.523cm" svg:x="4.848cm" svg:y="8.929cm">
          <draw:text-box>
            <text:p text:style-name="P11">Nodos fantasma para el bloque A</text:p>
          </draw:text-box>
        </draw:frame>
        <draw:line draw:style-name="gr8" draw:text-style-name="P5" draw:layer="layout" svg:x1="3.407cm" svg:y1="9.144cm" svg:x2="4.042cm" svg:y2="8.128cm">
          <text:p/>
        </draw:line>
        <draw:line draw:style-name="gr8" draw:text-style-name="P5" draw:layer="layout" svg:x1="5.624cm" svg:y1="9.155cm" svg:x2="5.025cm" svg:y2="8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Hatching_20_2" draw:display-name="Hatching 2" draw:style="double" draw:color="#000000" draw:distance="0.762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5cm" fo:margin-bottom="0.5cm" fo:margin-left="0.5cm" fo:margin-right="0.5cm" fo:page-width="8.89cm" fo:page-height="10.4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19-10-18T11:27:17.778640958</meta:creation-date>
    <dc:date>2021-01-20T17:46:01.379390484</dc:date>
    <meta:editing-duration>PT57M33S</meta:editing-duration>
    <meta:editing-cycles>9</meta:editing-cycles>
    <meta:generator>LibreOffice/6.1.5.2$Linux_X86_64 LibreOffice_project/10$Build-2</meta:generator>
    <dc:creator>Ezequiel Fogliatto</dc:creator>
    <meta:document-statistic meta:object-count="99"/>
  </office:meta>
</office:document-meta>
</file>